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233143" loext:opacity="100%" style:font-name="HK Grotesk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233143" loext:opacity="100%" style:font-name="HK Grotesk" fo:letter-spacing="normal" fo:font-style="normal" fo:font-weight="normal" officeooo:rsid="0023830f" officeooo:paragraph-rsid="003143d4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233143" loext:opacity="100%" style:font-name="HK Grotesk" fo:letter-spacing="normal" fo:font-style="normal" fo:font-weight="normal" officeooo:rsid="0023830f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233143" loext:opacity="100%" style:font-name="HK Grotesk" fo:letter-spacing="normal" fo:font-style="normal" fo:font-weight="normal" officeooo:rsid="00194513" officeooo:paragraph-rsid="00194513"/>
    </style:style>
    <style:style style:name="T1" style:family="text">
      <style:text-properties officeooo:rsid="00194513"/>
    </style:style>
    <style:style style:name="T2" style:family="text">
      <style:text-properties officeooo:rsid="001a3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nicio Alejandro Naranjo Mosquera</text:p>
      <text:p text:style-name="P1"><text:span text:style-name="T1">Carretera del prat 14</text:span>, <text:span text:style-name="T1">08840</text:span></text:p>
      <text:p text:style-name="P1"><text:span text:style-name="T1">Barcelona</text:span>, Spain</text:p>
      <text:p text:style-name="P1">+34 <text:span text:style-name="T2">711 71 77 13</text:span></text:p>
      <text:p text:style-name="P1"><text:span text:style-name="T2">vinicio.naranjo15</text:span>@gmail.com</text:p>
      <text:p text:style-name="P3"/>
      <text:p text:style-name="P2"/>
      <text:p text:style-name="P2">I am writing to express my interest in the programmer position. I am an electronics and software engineer with over 10 years of experience in high-level industrial environments, and I recently graduated as a cross-platform application developer in Barcelona. I am eager to bring my technical skills and software experience to contribute to your team’s success.</text:p>
      <text:p text:style-name="P2"/>
      <text:p text:style-name="P2">Throughout my career, I have had the privilege of working for renowned international companies such as Tryo Aerospace and HP Inc. At Tryo Aerospace, I played a key role in constructing components for satellites in collaboration with the European Space Agency. At HP Inc., I supported electronic engineering tasks and gained hands-on experience with tools like Cadence and Circuit Cad.</text:p>
      <text:p text:style-name="P2"/>
      <text:p text:style-name="P2">In addition to my engineering background, I am proficient in programming languages such as Java, PHP, JavaScript, C, and C++. Recently, I have expanded my skills to include Python, Rust, and Solidity. I am also experienced with frameworks and tools like Flask, React, and Arduino, which enable me to adapt to various technologies and working environments.</text:p>
      <text:p text:style-name="P2"/>
      <text:p text:style-name="P2">My profile is further complemented by my experience in IoT and automation projects, as well as front-end and back-end application development. I have worked on projects including an e-commerce platform and an app for locating lost pets. You can find examples of my projects on GitHub at [https://github.com/6aligula](https://github.com/6aligula).</text:p>
      <text:p text:style-name="P2"/>
      <text:p text:style-name="P2">I am currently improving my English skills and am fully prepared to participate in an interview in English. I am confident that my skills and experience will be a valuable asset to your software development team.</text:p>
      <text:p text:style-name="P2"/>
      <text:p text:style-name="P2">Thank you for your consideration, and I look forward to the opportunity to discuss how I can contribute to your company.</text:p>
      <text:p text:style-name="P2"/>
      <text:p text:style-name="P2">Sincerely,</text:p>
      <text:p text:style-name="P2"/>
      <text:p text:style-name="P2">Vinicio Alejandro Naranjo Mosquera 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K Grotesk" svg:font-family="'HK Grotesk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23:00:48.022000000</meta:creation-date>
    <dc:date>2024-10-08T16:58:33.577994848</dc:date>
    <meta:editing-duration>PT52M30S</meta:editing-duration>
    <meta:editing-cycles>25</meta:editing-cycles>
    <meta:generator>LibreOffice/7.5.3.2$MacOSX_X86_64 LibreOffice_project/9f56dff12ba03b9acd7730a5a481eea045e468f3</meta:generator>
    <meta:document-statistic meta:table-count="0" meta:image-count="0" meta:object-count="0" meta:page-count="1" meta:paragraph-count="13" meta:word-count="299" meta:character-count="1944" meta:non-whitespace-character-count="1656"/>
  </office:meta>
</office:document-meta>
</file>